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9674" officeooo:paragraph-rsid="00029674"/>
    </style:style>
    <style:style style:name="P2" style:family="paragraph" style:parent-style-name="Standard">
      <style:text-properties officeooo:paragraph-rsid="00029674"/>
    </style:style>
    <style:style style:name="T1" style:family="text">
      <style:text-properties officeooo:rsid="000296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) Descubra a lógica e complete o próximo elemento:</text:p>
      <text:p text:style-name="P1">a) 1, 3, 5, 7, 9, 11;</text:p>
      <text:p text:style-name="P1">b) 2, 4, 8, 16, 32, 64, 128;</text:p>
      <text:p text:style-name="P1">c) 0, 1, 4, 9, 16, 25, 36, 49;</text:p>
      <text:p text:style-name="P1">d) 4, 16, 36, 64, 100;</text:p>
      <text:p text:style-name="P1">e) 1, 1, 2, 3, 5, 8, 13;</text:p>
      <text:p text:style-name="P1">f) 2,10, 12, 16, 17, 18, 19, 20;</text:p>
      <text:p text:style-name="P1"/>
      <text:p text:style-name="P1"/>
      <text:p text:style-name="P2"><text:span text:style-name="T1">5-</text:span>Para descobrir qual interruptor controla cada lâmpada em três salas diferentes, você pode usar uma abordagem lógica. Primeiro, na sala dos interruptores, ligue o interruptor A e deixe-o ligado por cerca de 5 minutos. Esse tempo é suficiente para que a lâmpada conectada a esse interruptor aqueça. Depois de 5 minutos, desligue o interruptor A e, imediatamente, ligue o interruptor B. O interruptor C deve permanecer desligado o tempo todo.</text:p>
      <text:p text:style-name="Text_20_body">Em seguida, vá para a sala onde estão as lâmpadas e observe o estado de cada uma. A lâmpada que está acesa corresponde ao interruptor B, pois foi ligada recentemente. A lâmpada que está apagada, mas ainda quente ao toque, é controlada pelo interruptor A, já que foi ligada por algum tempo e depois desligada, o que a fez esquentar. Por fim, a lâmpada que está apagada e fria é controlada pelo interruptor C, que nunca foi ligado.</text:p>
      <text:p text:style-name="Text_20_body">Com essa estratégia, você identifica corretamente qual interruptor controla cada lâmpada, utilizando apenas uma ida à sala das lâmpadas e observando se elas estão acesas, apagadas e quentes, ou apagadas e frias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13:23:16.972000000</meta:creation-date>
    <dc:date>2024-09-02T13:23:51.233000000</dc:date>
    <meta:editing-duration>PT35S</meta:editing-duration>
    <meta:editing-cycles>1</meta:editing-cycles>
    <meta:document-statistic meta:table-count="0" meta:image-count="0" meta:object-count="0" meta:page-count="1" meta:paragraph-count="10" meta:word-count="235" meta:character-count="1289" meta:non-whitespace-character-count="1064"/>
    <meta:generator>LibreOffice/24.2.5.2$Windows_X86_64 LibreOffice_project/bffef4ea93e59bebbeaf7f431bb02b1a39ee8a59</meta:generator>
  </office:meta>
</office:document-meta>
</file>